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48956974739310546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7602599605082499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59699015358859596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18844843212909279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85366786783791516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647744996641201505"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73087927509037446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97957996196295265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56746" text:continue-list="list173087927509037446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0323218676719774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3182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4227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40274"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39582"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30598"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15037978803990272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7328870298170047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66863369050152109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36888"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05186265426831732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58146167459953916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60338676378653882" text:style-name="L15">
        <text:list-item>
          <text:list>
            <text:list-header>
              <text:p text:style-name="P183">1.5 miles averaging about 9:40/mile and rest 1 min</text:p>
            </text:list-header>
          </text:list>
        </text:list-item>
      </text:list>
      <text:p text:style-name="P24">1 mile in 8:26 and rest 2 min</text:p>
      <text:list xml:id="list438448226769096477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183703706365409224"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29119"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360363219093290973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5547734900960497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34552300774325829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26153" text:continue-list="list2655477349009604979" text:style-name="L19">
        <text:list-item>
          <text:list>
            <text:list-header>
              <text:p text:style-name="P187">(Pace*HR)=1240</text:p>
            </text:list-header>
          </text:list>
        </text:list-item>
      </text:list>
      <text:list xml:id="list34345672" text:continue-list="list3603632190932909730" text:style-name="L18">
        <text:list-item>
          <text:list>
            <text:list-header>
              <text:p text:style-name="P186">2 miles at 10:46/mile Ave HR= 121 bpm and rest a few minutes</text:p>
            </text:list-header>
          </text:list>
        </text:list-item>
      </text:list>
      <text:list xml:id="list34345475" text:continue-list="list3432615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4268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9120241026531658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8604935964807287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55821737545650603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18215102590340511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73988840069525631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74063080129385092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54054"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4904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96311023675254166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6753783605479335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1700369336739650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57885698364117166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76351004346140202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755065821377526082" text:style-name="L32">
        <text:list-item>
          <text:list>
            <text:list-header>
              <text:p text:style-name="P197">0.25 miles in 2:54</text:p>
              <text:p text:style-name="P197">1 mile in 9:21 going faster as I ran and ending at around 8:30 pace</text:p>
            </text:list-header>
          </text:list>
        </text:list-item>
      </text:list>
      <text:list xml:id="list54053735596605101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384840784190564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43467133183061742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15744489044022283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53183172211312412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oft-page-break/><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40353019075796072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5T14:07:52.90</dc:date>
    <dc:creator>James Lombardi</dc:creator>
    <meta:editing-duration>P28DT1H3M47S</meta:editing-duration>
    <meta:editing-cycles>2063</meta:editing-cycles>
    <meta:generator>OpenOffice/4.1.2$Win32 OpenOffice.org_project/412m3$Build-9782</meta:generator>
    <meta:document-statistic meta:table-count="0" meta:image-count="9" meta:object-count="0" meta:page-count="204" meta:paragraph-count="5949" meta:word-count="64419" meta:character-count="330046"/>
  </office:meta>
</office:document-meta>
</file>